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intingState.getLin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intingState.setData( Abstract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inting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intingState.getBaseTransfo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aintingState.setLineWidth( float 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intingState.clear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intingState.ge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intingState.setFontName( String internalFo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intingState.saveAll( List data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intingState.getBack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intingState.restor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Data.getTransfo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aintingState.getTransfo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aintingState.setDashArray( float [ ] das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intingState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.setTransform( AffineTransform base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aintingState.concatenate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.getDerivedRotatio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PaintingState.getStat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intingState.setFontSize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intingState.setBackColor( Color 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intingState.reset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Stack.Stat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.clear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intingState.get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intingState.rest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eStack.StateStack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inting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intingState.checkTransform( AffineTransform 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intingState.getFo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.concatenate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intingState.get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intingState.setColor( Color 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intingStat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